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983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07"/>
    <style:style style:name="ce2" style:family="table-cell" style:parent-style-name="Default" style:data-style-name="N30"/>
    <style:style style:name="ce3" style:family="table-cell" style:parent-style-name="Default" style:data-style-name="N10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Default" office:value-type="string">
            <text:p>YEAR_BASIS</text:p>
          </table:table-cell>
          <table:table-cell office:value-type="float" office:value="365.25">
            <text:p>365.25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>
            <text:p>TODAY</text:p>
          </table:table-cell>
          <table:table-cell table:formula="of:=[.B5]" office:value-type="float" office:value="40403">
            <text:p>40403</text:p>
          </table:table-cell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 table:style-name="Default" office:value-type="string">
            <text:p>value</text:p>
          </table:table-cell>
          <table:table-cell office:value-type="string">
            <text:p>asof (julian)</text:p>
          </table:table-cell>
          <table:table-cell table:style-name="Default" office:value-type="string">
            <text:p>asof</text:p>
          </table:table-cell>
          <table:table-cell office:value-type="string">
            <text:p>num days</text:p>
          </table:table-cell>
          <table:table-cell office:value-type="string">
            <text:p>num years</text:p>
          </table:table-cell>
          <table:table-cell table:style-name="Default" office:value-type="string">
            <text:p>discount rate</text:p>
          </table:table-cell>
          <table:table-cell office:value-type="string">
            <text:p>PV of £100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40403">
            <text:p>40403</text:p>
          </table:table-cell>
          <table:table-cell table:formula="of:=[.B5]" office:value-type="date" office:date-value="2010-08-13">
            <text:p>13/08/10</text:p>
          </table:table-cell>
          <table:table-cell table:formula="of:=[.B5]-TODAY" office:value-type="float" office:value="0">
            <text:p>0</text:p>
          </table:table-cell>
          <table:table-cell table:formula="of:=[.D5]/YEAR_BASIS" office:value-type="float" office:value="0">
            <text:p>0</text:p>
          </table:table-cell>
          <table:table-cell table:formula="of:=1/EXP([.A5]*[.E5])" office:value-type="float" office:value="1">
            <text:p>1.0000</text:p>
          </table:table-cell>
          <table:table-cell table:formula="of:=[.F5]*100" office:value-type="float" office:value="100">
            <text:p>100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40590">
            <text:p>40590</text:p>
          </table:table-cell>
          <table:table-cell table:formula="of:=[.B6]" office:value-type="date" office:date-value="2011-02-16">
            <text:p>16/02/11</text:p>
          </table:table-cell>
          <table:table-cell table:formula="of:=[.B6]-TODAY" office:value-type="float" office:value="187">
            <text:p>187</text:p>
          </table:table-cell>
          <table:table-cell table:formula="of:=[.D6]/YEAR_BASIS" office:value-type="float" office:value="0.511978097193703">
            <text:p>0.51</text:p>
          </table:table-cell>
          <table:table-cell table:formula="of:=1/EXP([.A6]*[.E6])" office:value-type="float" office:value="0.987282112196364">
            <text:p>0.9873</text:p>
          </table:table-cell>
          <table:table-cell table:formula="of:=[.F6]*100" office:value-type="float" office:value="98.7282112196364">
            <text:p>98.73</text:p>
          </table:table-cell>
        </table:table-row>
        <table:table-row table:style-name="ro1">
          <table:table-cell office:value-type="float" office:value="0.026">
            <text:p>0.026</text:p>
          </table:table-cell>
          <table:table-cell office:value-type="float" office:value="40773">
            <text:p>40773</text:p>
          </table:table-cell>
          <table:table-cell table:formula="of:=[.B7]" office:value-type="date" office:date-value="2011-08-18">
            <text:p>18/08/11</text:p>
          </table:table-cell>
          <table:table-cell table:formula="of:=[.B7]-TODAY" office:value-type="float" office:value="370">
            <text:p>370</text:p>
          </table:table-cell>
          <table:table-cell table:formula="of:=[.D7]/YEAR_BASIS" office:value-type="float" office:value="1.01300479123888">
            <text:p>1.01</text:p>
          </table:table-cell>
          <table:table-cell table:formula="of:=1/EXP([.A7]*[.E7])" office:value-type="float" office:value="0.97400569866411">
            <text:p>0.9740</text:p>
          </table:table-cell>
          <table:table-cell table:formula="of:=[.F7]*100" office:value-type="float" office:value="97.400569866411">
            <text:p>97.4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41138">
            <text:p>41138</text:p>
          </table:table-cell>
          <table:table-cell table:formula="of:=[.B8]" office:value-type="date" office:date-value="2012-08-17">
            <text:p>17/08/12</text:p>
          </table:table-cell>
          <table:table-cell table:formula="of:=[.B8]-TODAY" office:value-type="float" office:value="735">
            <text:p>735</text:p>
          </table:table-cell>
          <table:table-cell table:formula="of:=[.D8]/YEAR_BASIS" office:value-type="float" office:value="2.01232032854209">
            <text:p>2.01</text:p>
          </table:table-cell>
          <table:table-cell table:formula="of:=1/EXP([.A8]*[.E8])" office:value-type="float" office:value="0.950936483141483">
            <text:p>0.9509</text:p>
          </table:table-cell>
          <table:table-cell table:formula="of:=[.F8]*100" office:value-type="float" office:value="95.0936483141483">
            <text:p>95.09</text:p>
          </table:table-cell>
        </table:table-row>
        <table:table-row table:style-name="ro1">
          <table:table-cell office:value-type="float" office:value="0.025">
            <text:p>0.025</text:p>
          </table:table-cell>
          <table:table-cell office:value-type="float" office:value="41868">
            <text:p>41868</text:p>
          </table:table-cell>
          <table:table-cell table:formula="of:=[.B9]" office:value-type="date" office:date-value="2014-08-17">
            <text:p>17/08/14</text:p>
          </table:table-cell>
          <table:table-cell table:formula="of:=[.B9]-TODAY" office:value-type="float" office:value="1465">
            <text:p>1465</text:p>
          </table:table-cell>
          <table:table-cell table:formula="of:=[.D9]/YEAR_BASIS" office:value-type="float" office:value="4.01095140314853">
            <text:p>4.01</text:p>
          </table:table-cell>
          <table:table-cell table:formula="of:=1/EXP([.A9]*[.E9])" office:value-type="float" office:value="0.904589720961669">
            <text:p>0.9046</text:p>
          </table:table-cell>
          <table:table-cell table:formula="of:=[.F9]*100" office:value-type="float" office:value="90.4589720961669">
            <text:p>90.46</text:p>
          </table:table-cell>
        </table:table-row>
        <table:table-row table:style-name="ro1">
          <table:table-cell office:value-type="float" office:value="0.024">
            <text:p>0.024</text:p>
          </table:table-cell>
          <table:table-cell office:value-type="float" office:value="42598">
            <text:p>42598</text:p>
          </table:table-cell>
          <table:table-cell table:formula="of:=[.B10]" office:value-type="date" office:date-value="2016-08-16">
            <text:p>16/08/16</text:p>
          </table:table-cell>
          <table:table-cell table:formula="of:=[.B10]-TODAY" office:value-type="float" office:value="2195">
            <text:p>2195</text:p>
          </table:table-cell>
          <table:table-cell table:formula="of:=[.D10]/YEAR_BASIS" office:value-type="float" office:value="6.00958247775496">
            <text:p>6.01</text:p>
          </table:table-cell>
          <table:table-cell table:formula="of:=1/EXP([.A10]*[.E10])" office:value-type="float" office:value="0.865688634554074">
            <text:p>0.8657</text:p>
          </table:table-cell>
          <table:table-cell table:formula="of:=[.F10]*100" office:value-type="float" office:value="86.5688634554074">
            <text:p>86.57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43328">
            <text:p>43328</text:p>
          </table:table-cell>
          <table:table-cell table:formula="of:=[.B11]" office:value-type="date" office:date-value="2018-08-16">
            <text:p>16/08/18</text:p>
          </table:table-cell>
          <table:table-cell table:formula="of:=[.B11]-TODAY" office:value-type="float" office:value="2925">
            <text:p>2925</text:p>
          </table:table-cell>
          <table:table-cell table:formula="of:=[.D11]/YEAR_BASIS" office:value-type="float" office:value="8.0082135523614">
            <text:p>8.01</text:p>
          </table:table-cell>
          <table:table-cell table:formula="of:=1/EXP([.A11]*[.E11])" office:value-type="float" office:value="0.831778656260067">
            <text:p>0.8318</text:p>
          </table:table-cell>
          <table:table-cell table:formula="of:=[.F11]*100" office:value-type="float" office:value="83.1778656260067">
            <text:p>83.18</text:p>
          </table:table-cell>
        </table:table-row>
        <table:table-row table:style-name="ro1">
          <table:table-cell office:value-type="float" office:value="0.023">
            <text:p>0.023</text:p>
          </table:table-cell>
          <table:table-cell office:value-type="float" office:value="44058">
            <text:p>44058</text:p>
          </table:table-cell>
          <table:table-cell table:formula="of:=[.B12]" office:value-type="date" office:date-value="2020-08-15">
            <text:p>15/08/20</text:p>
          </table:table-cell>
          <table:table-cell table:formula="of:=[.B12]-TODAY" office:value-type="float" office:value="3655">
            <text:p>3655</text:p>
          </table:table-cell>
          <table:table-cell table:formula="of:=[.D12]/YEAR_BASIS" office:value-type="float" office:value="10.0068446269678">
            <text:p>10.01</text:p>
          </table:table-cell>
          <table:table-cell table:formula="of:=1/EXP([.A12]*[.E12])" office:value-type="float" office:value="0.794408531767493">
            <text:p>0.7944</text:p>
          </table:table-cell>
          <table:table-cell table:formula="of:=[.F12]*100" office:value-type="float" office:value="79.4408531767493">
            <text:p>79.44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45883">
            <text:p>45883</text:p>
          </table:table-cell>
          <table:table-cell table:formula="of:=[.B13]" office:value-type="date" office:date-value="2025-08-14">
            <text:p>14/08/25</text:p>
          </table:table-cell>
          <table:table-cell table:formula="of:=[.B13]-TODAY" office:value-type="float" office:value="5480">
            <text:p>5480</text:p>
          </table:table-cell>
          <table:table-cell table:formula="of:=[.D13]/YEAR_BASIS" office:value-type="float" office:value="15.0034223134839">
            <text:p>15</text:p>
          </table:table-cell>
          <table:table-cell table:formula="of:=1/EXP([.A13]*[.E13])" office:value-type="float" office:value="0.718869607057053">
            <text:p>0.7189</text:p>
          </table:table-cell>
          <table:table-cell table:formula="of:=[.F13]*100" office:value-type="float" office:value="71.8869607057053">
            <text:p>71.89</text:p>
          </table:table-cell>
        </table:table-row>
        <table:table-row table:style-name="ro1">
          <table:table-cell office:value-type="float" office:value="0.022">
            <text:p>0.022</text:p>
          </table:table-cell>
          <table:table-cell office:value-type="float" office:value="47708">
            <text:p>47708</text:p>
          </table:table-cell>
          <table:table-cell table:formula="of:=[.B14]" office:value-type="date" office:date-value="2030-08-13">
            <text:p>13/08/30</text:p>
          </table:table-cell>
          <table:table-cell table:formula="of:=[.B14]-TODAY" office:value-type="float" office:value="7305">
            <text:p>7305</text:p>
          </table:table-cell>
          <table:table-cell table:formula="of:=[.D14]/YEAR_BASIS" office:value-type="float" office:value="20">
            <text:p>20</text:p>
          </table:table-cell>
          <table:table-cell table:formula="of:=1/EXP([.A14]*[.E14])" office:value-type="float" office:value="0.644036421083141">
            <text:p>0.6440</text:p>
          </table:table-cell>
          <table:table-cell table:formula="of:=[.F14]*100" office:value-type="float" office:value="64.4036421083141">
            <text:p>64.4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YEAR_BASIS" table:base-cell-address="$Sheet1.$B$1" table:cell-range-address="$Sheet1.$B$1"/>
        <table:named-range table:name="TODAY" table:base-cell-address="$Sheet1.$B$2" table:cell-range-address="$Sheet1.$B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GB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4" number:min-integer-digits="1"/>
    </number:number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5">05/09/2010</text:date>, <text:time>09:5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9-04T18:49:58</meta:creation-date>
    <dc:date>2010-09-05T09:52:58</dc:date>
    <meta:editing-duration>PT14H47M49S</meta:editing-duration>
    <meta:editing-cycles>6</meta:editing-cycles>
    <meta:generator>OpenOffice.org/3.1$Linux OpenOffice.org_project/310m19$Build-9420</meta:generator>
    <meta:document-statistic meta:table-count="3" meta:cell-count="81" meta:object-count="0"/>
  </office:meta>
</office:document-meta>
</file>